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.281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1.9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input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</table:table-row>
      </table:table>
      <table:table table:name="answers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</table:table>
      <table:table table:name="all_input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</table:table-row>
      </table:table>
      <table:table table:name="all_answers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</table:table>
      <table:table table:name="all_data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" table:number-columns-repeated="1014" table:default-cell-style-name="Default"/>
        <table:table-row table:style-name="ro2">
          <table:table-cell table:style-name="ce1" office:value-type="string">
            <text:p>sample index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ardness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ir pressure1</text:p>
          </table:table-cell>
          <table:table-cell table:style-name="ce1" office:value-type="string">
            <text:p>water pressure 1</text:p>
          </table:table-cell>
          <table:table-cell table:style-name="ce1" office:value-type="string">
            <text:p>Duration 1</text:p>
          </table:table-cell>
          <table:table-cell table:style-name="ce1" office:value-type="string">
            <text:p>air pressure2</text:p>
          </table:table-cell>
          <table:table-cell table:style-name="ce1" office:value-type="string">
            <text:p>water pressure 2</text:p>
          </table:table-cell>
          <table:table-cell table:style-name="ce1" office:value-type="string">
            <text:p>Duration 2</text:p>
          </table:table-cell>
          <table:table-cell table:style-name="ce3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2:10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2T12:00:53.14</meta:creation-date>
    <dc:date>2010-03-22T12:10:03.53</dc:date>
    <meta:editing-duration>PT00H09M05S</meta:editing-duration>
    <meta:editing-cycles>10</meta:editing-cycles>
    <meta:generator>OpenOffice.org/3.2$Win32 OpenOffice.org_project/320m12$Build-9483</meta:generator>
    <meta:document-statistic meta:table-count="5" meta:cell-count="1720" meta:object-count="0"/>
  </office:meta>
</office:document-meta>
</file>